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423cm" fo:margin-bottom="0.282cm"/>
    </style:style>
    <style:style style:name="P2" style:family="paragraph" style:parent-style-name="Standard">
      <style:paragraph-properties fo:margin-top="0.423cm" fo:margin-bottom="0.282cm"/>
      <style:text-properties fo:color="#000000" style:font-name="Calibri" style:font-name-asian="Calibri1" style:font-name-complex="Calibri1"/>
    </style:style>
    <style:style style:name="P3" style:family="paragraph" style:parent-style-name="Standard">
      <style:paragraph-properties fo:margin-top="0.423cm" fo:margin-bottom="0.282cm"/>
      <style:text-properties style:text-underline-style="solid" style:text-underline-width="auto" style:text-underline-color="font-color" fo:font-weight="bold" style:font-weight-asian="bold" style:font-weight-complex="bold"/>
    </style:style>
    <style:style style:name="P4" style:family="paragraph" style:parent-style-name="Standard" style:list-style-name="" style:master-page-name="">
      <style:paragraph-properties fo:margin-left="0.439cm" fo:margin-right="0cm" fo:margin-top="0.423cm" fo:margin-bottom="0.282cm" fo:orphans="2" fo:widows="2" fo:text-indent="0cm" style:auto-text-indent="false" style:page-number="auto" style:writing-mode="lr-tb"/>
      <style:text-properties style:text-underline-style="none" fo:font-weight="bold" style:font-weight-asian="bold" style:font-weight-complex="bold"/>
    </style:style>
    <style:style style:name="P5" style:family="paragraph" style:parent-style-name="Heading_20_1">
      <style:paragraph-properties fo:margin-top="0.423cm" fo:margin-bottom="0.106cm"/>
    </style:style>
    <style:style style:name="P6" style:family="paragraph" style:parent-style-name="Heading_20_1" style:master-page-name="Standard">
      <style:paragraph-properties style:page-number="auto"/>
    </style:style>
    <style:style style:name="T1" style:family="text">
      <style:text-properties fo:color="#00000a" style:font-name="Calibri Light" fo:font-size="20pt" fo:font-weight="bold" style:font-name-asian="Calibri Light1" style:font-size-asian="20pt" style:font-weight-asian="bold" style:font-name-complex="Calibri Light1" style:font-size-complex="20pt" style:font-weight-complex="bold"/>
    </style:style>
    <style:style style:name="T2" style:family="text">
      <style:text-properties fo:color="#00000a" style:font-name="Calibri Light" fo:font-size="16pt" style:font-name-asian="Calibri Light1" style:font-size-asian="16pt" style:font-name-complex="Calibri Light1" style:font-size-complex="16pt"/>
    </style:style>
    <style:style style:name="T3" style:family="text">
      <style:text-properties fo:color="#00000a" style:font-name="Calibri Light" fo:font-size="16pt" fo:font-weight="bold" style:font-name-asian="Calibri Light1" style:font-size-asian="16pt" style:font-weight-asian="bold" style:font-name-complex="Calibri Light1" style:font-size-complex="16pt" style:font-weight-complex="bold"/>
    </style:style>
    <style:style style:name="T4" style:family="text">
      <style:text-properties style:font-name="Calibri Light" fo:font-size="14pt" style:font-name-asian="Calibri Light1" style:font-size-asian="14pt" style:font-name-complex="Calibri Light1" style:font-size-complex="14pt"/>
    </style:style>
    <style:style style:name="T5" style:family="text">
      <style:text-properties fo:color="#000000" style:font-name="Calibri" style:font-name-asian="Calibri1" style:font-name-complex="Calibri1"/>
    </style:style>
    <style:style style:name="T6" style:family="text">
      <style:text-properties fo:color="#000000" style:font-name="Calibri" fo:font-style="italic" style:font-name-asian="Calibri1" style:font-style-asian="italic" style:font-name-complex="Calibri1" style:font-style-complex="italic"/>
    </style:style>
    <style:style style:name="T7" style:family="text">
      <style:text-properties fo:color="#000000" style:font-name="Calibri" fo:language="es" fo:country="ES" style:font-name-asian="Calibri1" style:font-name-complex="Calibri1"/>
    </style:style>
    <style:style style:name="T8" style:family="text">
      <style:text-properties fo:color="#000000" style:font-name="Calibri" fo:language="es" fo:country="ES" fo:font-style="italic" style:font-name-asian="Calibri1" style:font-style-asian="italic" style:font-name-complex="Calibri1" style:font-style-complex="italic"/>
    </style:style>
    <style:style style:name="T9" style:family="text">
      <style:text-properties fo:color="#000000" style:font-name="Calibri" fo:font-weight="normal" style:font-name-asian="Calibri1" style:font-weight-asian="normal" style:font-name-complex="Calibri1"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293308915344216071" text:style-name="Outline">
        <text:list-item>
          <text:h text:style-name="P6" text:outline-level="1"><text:span text:style-name="T1">No Permitir Vocales: Informe de Pruebas</text:span></text:h>
        </text:list-item>
      </text:list>
      <text:p text:style-name="P3"><text:span text:style-name="T5">AUTORES</text:span></text:p>
      <text:p text:style-name="P4"><text:span text:style-name="T5">-Redacción de los resultados de las pruebas de interfaz: </text:span><text:span text:style-name="T9">Roberto Matas y Eduardo Barañano</text:span></text:p>
      <text:p text:style-name="P4"><text:span text:style-name="T5">-Redacción de los resultados de las pruebas de aceptación: </text:span><text:span text:style-name="T9">Roberto Matas y Eduardo Barañano</text:span></text:p>
      <text:p text:style-name="P3"><text:span text:style-name="T5"/></text:p>
      <text:p text:style-name="P3"><text:span text:style-name="T5">INTRODUCCIÓN</text:span></text:p>
      <text:p text:style-name="P1"><text:span text:style-name="T5">Mediante el presente documento se recogerán los distintos resultados obtenidos a lo largo de la ejecución de las pruebas definidas en el plan de pruebas correspondiente al ticket de mantenimiento </text:span><text:span text:style-name="T6">No permitir vocales en las matrículas de los vehículos</text:span></text:p>
      <text:p text:style-name="P2"/>
      <text:list xml:id="list36783047" text:continue-numbering="true" text:style-name="Outline">
        <text:list-item>
          <text:list>
            <text:list-item>
              <text:h text:style-name="Heading_20_2" text:outline-level="2"><text:span text:style-name="T3">Resultados de las pruebas</text:span></text:h>
            </text:list-item>
          </text:list>
        </text:list-item>
        <text:list-item>
          <text:h text:style-name="Heading_20_1" text:outline-level="1"><text:span text:style-name="T4">Pruebas Unitarias</text:span></text:h>
        </text:list-item>
        <text:list-item>
          <text:h text:style-name="P5" text:outline-level="1"><text:span text:style-name="T4">Pruebas de Interfaz</text:span></text:h>
        </text:list-item>
      </text:list>
      <text:p text:style-name="P1"><text:span text:style-name="T5">Las pruebas de interfaz referentes al ticket que se han añadido a las especificadas en la clase </text:span><text:span text:style-name="T7">AnhadirVehiculoUITest se completaron con algún pequeño fallo, ya que en primera instancia se olvidó darle al botón de cancelar después de realizar una comprobación que debería ser no válida y por lo tanto la aplicación no detectaba el botón de </text:span><text:span text:style-name="T8">Añadir Vehículo</text:span><text:span text:style-name="T7">, ya que el </text:span><text:span text:style-name="T8">pop-up</text:span><text:span text:style-name="T7">, al no darle a cancelar, no desaparecía.</text:span></text:p>
      <text:p text:style-name="P1"><text:span text:style-name="T7">Una vez localizado este error, el resto de la implementación de las pruebas progresó sin problemas exceptuando que los test fallaron porque en los anteriores casos de prueba definidos para Añadir Vehículo se estaban utilizando matrículas con vocales ya que desconocíamos que las matrículas no podían incluir dichos caracteres, inmediatamente se procedió a modificar la definición de las pruebas previas y una vez encarada y terminada la modificación del código previo los test funcionaron a la primera.</text:span></text:p>
      <text:list xml:id="list36781647" text:continue-numbering="true" text:style-name="Outline">
        <text:list-item>
          <text:h text:style-name="P5" text:outline-level="1"><text:span text:style-name="T4">Pruebas de Aceptación</text:span></text:h>
        </text:list-item>
      </text:list>
      <text:p text:style-name="P1"><text:span text:style-name="T7">Durante la reunión con el </text:span><text:span text:style-name="T8">Product Owner</text:span><text:span text:style-name="T7"> se especificó un único caso en el cual se iba a probar la aplicación, al realizar posteriormente las pruebas no encontramos ningún problema, los toast (mensajes por pantalla) correspondientes se mostraron correctamente y en sus respectivos lugares acordados. No se detectó ningún problema adicional referente al caso añadido.</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name-complex="F" style:font-size-complex="13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2f5496" style:font-name="Calibri Light" fo:font-size="16pt" style:font-size-asian="16pt" style:font-name-complex="F" style:font-size-complex="16pt"/>
    </style:style>
    <style:style style:name="Título_20_2_20_Car" style:display-name="Título 2 Car" style:family="text" style:parent-style-name="Default_20_Paragraph_20_Font">
      <style:text-properties fo:color="#2f5496" style:font-name="Calibri Light" fo:font-size="13pt" style:font-size-asian="13pt" style:font-name-complex="F" style:font-size-complex="13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LOVIO DEL RIO, DANIEL</meta:initial-creator>
    <dc:creator>Eduardo Barañano Canales</dc:creator>
    <meta:editing-cycles>6</meta:editing-cycles>
    <meta:creation-date>2020-11-10T12:58:00</meta:creation-date>
    <dc:date>2020-11-27T16:58:01.50</dc:date>
    <meta:editing-duration>PT23M16S</meta:editing-duration>
    <meta:generator>OpenOffice/4.1.7$Win32 OpenOffice.org_project/417m1$Build-9800</meta:generator>
    <meta:document-statistic meta:table-count="0" meta:image-count="0" meta:object-count="0" meta:page-count="1" meta:paragraph-count="13" meta:word-count="289" meta:character-count="185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